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Journal4</text:p>
          </table:table-cell>
          <table:table-cell office:value-type="string" calcext:value-type="string">
            <text:p>Journal5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Journal6</text:p>
          </table:table-cell>
          <table:table-cell office:value-type="string" calcext:value-type="string">
            <text:p>ReadingQuiz8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4/22"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0.5/20"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0" calcext:value-type="float">
            <text:p>0</text:p>
          </table:table-cell>
          <table:table-cell table:formula="of:=9.5/14" office:value-type="float" office:value="0.678571428571429" calcext:value-type="float">
            <text:p>0.6785714286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3.5/15" office:value-type="float" office:value="0.9" calcext:value-type="float">
            <text:p>0.9</text:p>
          </table:table-cell>
          <table:table-cell table:formula="of:=21.5/22" office:value-type="float" office:value="0.977272727272727" calcext:value-type="float">
            <text:p>0.9772727273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</text:p>
          </table:table-cell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4" office:value-type="float" office:value="0.770833333333333" calcext:value-type="float">
            <text:p>0.7708333333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7/24" office:value-type="float" office:value="0.708333333333333" calcext:value-type="float">
            <text:p>0.7083333333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1.5/22" office:value-type="float" office:value="0.977272727272727" calcext:value-type="float">
            <text:p>0.9772727273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/15" office:value-type="float" office:value="0.733333333333333" calcext:value-type="float">
            <text:p>0.7333333333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2.5/14" office:value-type="float" office:value="0.892857142857143" calcext:value-type="float">
            <text:p>0.8928571429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2/27" office:value-type="float" office:value="0.814814814814815" calcext:value-type="float">
            <text:p>0.8148148148</text:p>
          </table:table-cell>
          <table:table-cell table:formula="of:=9/12" office:value-type="float" office:value="0.75" calcext:value-type="float">
            <text:p>0.75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table:formula="of:=22.5/22" office:value-type="float" office:value="1.02272727272727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table:formula="of:=12.5/14" office:value-type="float" office:value="0.892857142857143" calcext:value-type="float">
            <text:p>0.8928571429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4/22"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5/27" office:value-type="float" office:value="0.555555555555556" calcext:value-type="float">
            <text:p>0.5555555556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table:formula="of:=13/14" office:value-type="float" office:value="0.928571428571429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4" office:value-type="float" office:value="0.416666666666667" calcext:value-type="float">
            <text:p>0.4166666667</text:p>
          </table:table-cell>
          <table:table-cell table:formula="of:=15.5/27" office:value-type="float" office:value="0.574074074074074" calcext:value-type="float">
            <text:p>0.5740740741</text:p>
          </table:table-cell>
          <table:table-cell table:formula="of:=4.5/12" office:value-type="float" office:value="0.375" calcext:value-type="float">
            <text:p>0.37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9/14" office:value-type="float" office:value="0.642857142857143" calcext:value-type="float">
            <text:p>0.6428571429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8.5/27" office:value-type="float" office:value="0.685185185185185" calcext:value-type="float">
            <text:p>0.6851851852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13/27" office:value-type="float" office:value="0.481481481481481" calcext:value-type="float">
            <text:p>0.481481481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formula="of:=27/27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15" office:value-type="float" office:value="0.9" calcext:value-type="float">
            <text:p>0.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3.5/22" office:value-type="float" office:value="1.06818181818182" calcext:value-type="float">
            <text:p>1.06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7/27" office:value-type="float" office:value="1" calcext:value-type="float">
            <text:p>1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table:number-columns-repeated="9"/>
          <table:table-cell table:formula="of:=8.5/12" office:value-type="float" office:value="0.708333333333333" calcext:value-type="float">
            <text:p>0.7083333333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1-15">00/00/0000</text:date>, <text:time style:data-style-name="N2" text:time-value="11:42:24.12043961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11-15T11:46:51.404543761</dc:date>
    <meta:editing-duration>PT4H45M12S</meta:editing-duration>
    <meta:editing-cycles>28</meta:editing-cycles>
    <meta:document-statistic meta:table-count="1" meta:cell-count="442" meta:object-count="0"/>
  </office:meta>
</office:document-meta>
</file>